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9b095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9b095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9b095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9b095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9b095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9b095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9b095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9b095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9b095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9b095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9b095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9b095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9b095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9b095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9b095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9b095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9b095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ctor Sebastiàn Nàrvaez Cabez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49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ennys Daniel Nàrvaez Barre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3.8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9" meta:non-whitespace-character-count="1002"/>
    <meta:template xlink:type="simple" xlink:actuate="onRequest" xlink:title="Normal" xlink:href=""/>
  </office:meta>
</office:document-meta>
</file>